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text-properties fo:font-size="20pt"/>
    </style:style>
    <style:style style:name="P3" style:family="paragraph">
      <style:text-properties style:font-name="Courier 10 Pitch1" fo:font-size="20pt" style:font-size-asian="20pt" style:font-size-complex="20pt"/>
    </style:style>
    <style:style style:name="P4" style:family="paragraph">
      <style:text-properties style:font-name="Courier 10 Pitch1" fo:font-size="18pt" style:font-size-asian="18pt" style:font-size-complex="18pt"/>
    </style:style>
    <style:style style:name="P5" style:family="paragraph">
      <style:text-properties style:font-name="Courier 10 Pitch1" fo:font-size="16pt" style:font-size-asian="16pt" style:font-size-complex="16pt"/>
    </style:style>
    <style:style style:name="P6" style:family="paragraph">
      <style:text-properties style:font-name="Courier 10 Pitch1" fo:font-size="14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style:font-name="Courier 10 Pitch1" fo:font-size="13pt" style:font-size-asian="13pt" style:font-size-complex="13pt"/>
    </style:style>
    <style:style style:name="P10" style:family="paragraph">
      <style:text-properties style:font-name="Courier 10 Pitch1" fo:font-size="24pt" style:font-size-asian="24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font-name="Courier 10 Pitch1"/>
    </style:style>
    <style:style style:name="T3" style:family="text">
      <style:text-properties style:font-name="Arial"/>
    </style:style>
    <style:style style:name="T4" style:family="text">
      <style:text-properties style:font-name="Courier 10 Pitch1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Courier 10 Pitch1" fo:font-size="20pt" style:text-underline-style="none" style:font-size-asian="20pt" style:font-size-complex="2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style:font-name="Courier 10 Pitch1" fo:font-size="16pt" style:font-size-asian="16pt" style:font-size-complex="16pt"/>
    </style:style>
    <style:style style:name="T10" style:family="text">
      <style:text-properties fo:color="#c5000b" style:font-name="Courier 10 Pitch1" fo:font-size="18pt" style:font-size-asian="18pt" style:font-size-complex="18pt"/>
    </style:style>
    <style:style style:name="T11" style:family="text">
      <style:text-properties fo:color="#c5000b" style:font-name="Courier 10 Pitch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10 Pitch1" fo:font-size="14pt" style:font-size-asian="14pt" style:font-size-complex="14pt"/>
    </style:style>
    <style:style style:name="T13" style:family="text">
      <style:text-properties style:font-name="Courier 10 Pitch1" fo:font-size="13pt" style:font-size-asian="13pt" style:font-size-complex="13pt"/>
    </style:style>
    <style:style style:name="T14" style:family="text">
      <style:text-properties fo:color="#c5000b" style:font-name="Courier 10 Pitch1" fo:font-size="20pt" style:font-size-asian="20pt" style:font-size-complex="20pt"/>
    </style:style>
    <style:style style:name="T15" style:family="text">
      <style:text-properties style:font-name="Courier 10 Pitch1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arn how to write testable code.</text:p>
              </text:list-item>
              <text:list-item>
                <text:p>Learn how to write unit tests.</text:p>
              </text:list-item>
              <text:list-item>
                <text:p>Learn about the TDD cycle.</text:p>
              </text:list-item>
              <text:list-item>
                <text:p>Explore Test::More</text:p>
              </text:list-item>
              <text:list-item>
                <text:p>Prove</text:p>
              </text:list-item>
              <text:list-item>
                <text:p>Useful bug repor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mediate Perl</text:p>
              </text:list-item>
              <text:list-item>
                <text:p>Modern Perl</text:p>
              </text:list-item>
              <text:list-item>
                <text:p>Perl Testing: A Developer's Notebook</text:p>
              </text:list-item>
              <text:list-item>
                <text:p><text:span text:style-name="T2">Test::M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very subroutine or class/object method write code that invokes the subroutine/method, and verifies the output is what you expect.</text:p>
              </text:list-item>
              <text:list-item>
                <text:p>Test as many edge cases and logic paths as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Driven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Driven Development</text:p>
                <text:list>
                  <text:list-item>
                    <text:p>Write a test that will fail because the code it tests doesn't exi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 Driven Development</text:p>
                <text:list>
                  <text:list-item>
                    <text:p>Write the simplest code practical that will make the test pass.</text:p>
                    <text:list>
                      <text:list-item>
                        <text:p>A little foresight is useful:</text:p>
                        <text:list>
                          <text:list-item>
                            <text:p>Sub <text:span text:style-name="T2">add { return 2 }</text:span> is not a good solution to a test that calls <text:span text:style-name="T2">add(1,1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Verify that the test now passes.</text:span></text:p>
                    <text:list>
                      <text:list-item>
                        <text:p><text:span text:style-name="T3">Yes, write another test, then code to support it.</text:span></text:p>
                      </text:list-item>
                      <text:list-item>
                        <text:p><text:span text:style-name="T3">No, fix the code.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DD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est Driven Development</text:p>
                <text:list>
                  <text:list-item>
                    <text:p>Write the simplest code practical that will make the test pass.</text:p>
                    <text:list>
                      <text:list-item>
                        <text:p>A little foresight is useful:</text:p>
                        <text:list>
                          <text:list-item>
                            <text:p>Sub <text:span text:style-name="T2">add { return 2 }</text:span> is not a good solution to a test that calls <text:span text:style-name="T2">add(1,1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Verify that the test now passes.</text:span></text:p>
                    <text:list>
                      <text:list-item>
                        <text:p><text:span text:style-name="T3">Yes, write another test, then code to support it.</text:span></text:p>
                      </text:list-item>
                      <text:list-item>
                        <text:p><text:span text:style-name="T3">No, fix the code.</text:span></text:p>
                      </text:list-item>
                    </text:list>
                  </text:list-item>
                  <text:list-item>
                    <text:p><text:span text:style-name="T3">TDD is a slower way to arrive at “Hello world.!”, but when you get there, you're done; it works (in theory).</text:span></text:p>
                  </text:list-item>
                  <text:list-item>
                    <text:p><text:span text:style-name="T3">TDD is a faster way to develop non-trivial solutions.</text:span></text:p>
                    <text:list>
                      <text:list-item>
                        <text:p><text:span text:style-name="T3">Bugs are spotted and fixed as they occur. The source is usually obviou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 is easiest when the entity being tested is small and not terribly complex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est and code in small chunks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small units of functionality.</text:p>
                <text:list>
                  <text:list-item>
                    <text:p>They are easier to test than large steaming heaps of spaghetti.</text:p>
                  </text:list-item>
                </text:list>
              </text:list-item>
              <text:list-item>
                <text:p>Factor complexity into smaller subroutines so they can be tested in isol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A word about modular design.</text:p>
                <text:list>
                  <text:list-item>
                    <text:p>Non-trivial applications should put as much work into separate-file modules as possible.</text:p>
                  </text:list-item>
                  <text:list-item>
                    <text:p>Main application should simply invoke a module and use it's API.</text:p>
                    <text:list>
                      <text:list-header>
                        <text:p><text:span text:style-name="T2">use strict;</text:span></text:p>
                        <text:p><text:span text:style-name="T2">use warnings;</text:span></text:p>
                        <text:p><text:span text:style-name="T2">use MyModule 'doit';</text:span></text:p>
                        <text:p><text:span text:style-name="T2">my $success = doit();</text:span></text:p>
                        <text:p><text:span text:style-name="T2">die “Success not returned.\n” </text:span></text:p>
                        <text:p><text:span text:style-name="T2"><text:s text:c="4"/></text:span><text:span text:style-name="T2">unless $success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y!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t's easy to test modular code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t's harder to test main application code and large complex multi-faceted fun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application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pplication directory:</text:p>
                <text:p/>
                <text:list>
                  <text:list-header>
                    <text:p><text:span text:style-name="T2">lib/MyModule.pm</text:span></text:p>
                    <text:p><text:span text:style-name="T2">lib/Some/Other.pm</text:span></text:p>
                    <text:p><text:span text:style-name="T2">t/00-mymodule.t</text:span></text:p>
                    <text:p><text:span text:style-name="T2">t/01-some_other.t</text:span></text:p>
                    <text:p><text:span text:style-name="T2">app.pl</text:span></text:p>
                    <text:p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header>
                    <text:p><text:span text:style-name="T2">#!/usr/bin/env perl</text:span></text:p>
                    <text:p><text:span text:style-name="T2">use FindBin;</text:span></text:p>
                    <text:p><text:span text:style-name="T2">use lib “$FindBin::bin/lib”;</text:span></text:p>
                    <text:p><text:span text:style-name="T2">use strict;</text:span></text:p>
                    <text:p><text:span text:style-name="T2">use warnings;</text:span></text:p>
                    <text:p><text:span text:style-name="T2">use MyModule;</text:span></text:p>
                    <text:p><text:span text:style-name="T2">use Some::Other;</text:span></text:p>
                    <text:p><text:span text:style-name="T2"/></text:p>
                    <text:p><text:span text:style-name="T2"># main application code </text:span></text:p>
                    <text:p><text:span text:style-name="T2">my $success = MyModule-&gt;new()-&gt;go; # Or whatever.</text:span></text:p>
                    <text:p><text:span text:style-name="T2">die “Runtime failed.\n” unless $success;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 takes some work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practice it's hard to boil the entire runtime down to a module with dependencies.</text:p>
                <text:p/>
              </text:list-item>
              <text:list-item>
                <text:p>Strive to shift as much logic as possible into modules. Keep “package main” as simple as possible because it's hard to te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ayo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we will see...</text:p>
                <text:list>
                  <text:list-item>
                    <text:p>Small subroutines are easy to test.</text:p>
                  </text:list-item>
                  <text:list-item>
                    <text:p>Object methods are easy to test.</text:p>
                  </text:list-item>
                </text:list>
              </text:list-item>
              <text:list-item>
                <text:p>Separate modules facilitate this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example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our examples we will include subroutines or methods in the same file with test code.</text:p>
                <text:list>
                  <text:list-item>
                    <text:p>This will save some time.</text:p>
                  </text:list-item>
                  <text:list-item>
                    <text:p>Expanding out to a more traditional structure is not difficult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Tools of the Trade for Testing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est::More</text:p>
                <text:list>
                  <text:list-item>
                    <text:p>A framework that provides testing tools.</text:p>
                  </text:list-item>
                  <text:list-item>
                    <text:p>Produces TAP output (Test Anything Protocol)</text:p>
                    <text:p/>
                  </text:list-item>
                </text:list>
              </text:list-item>
              <text:list-item>
                <text:p>Test::Harness</text:p>
                <text:list>
                  <text:list-item>
                    <text:p>Executes test suites.</text:p>
                  </text:list-item>
                  <text:list-item>
                    <text:p>Reads (consumes) TAP</text:p>
                  </text:list-item>
                  <text:list-item>
                    <text:p>Produces “Pass” and “Fail” statistics.</text:p>
                  </text:list-item>
                </text:list>
              </text:list-item>
              <text:list-item>
                <text:p><text:span text:style-name="T2">prove</text:span></text:p>
                <text:list>
                  <text:list-item>
                    <text:p>A command provided by Test::Harness that facilitates the running of te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set of tests.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4">use Test::More;</text:span></text:p>
                <text:p><text:span text:style-name="T4"/></text:p>
                <text:p><text:span text:style-name="T4">sub divide {</text:span></text:p>
                <text:p><text:span text:style-name="T4"><text:s text:c="2"/></text:span><text:span text:style-name="T4">my ( $dividend, $divisor ) = @_;</text:span></text:p>
                <text:p><text:span text:style-name="T4"><text:s text:c="2"/></text:span><text:span text:style-name="T4">return $dividend / $divisor;</text:span></text:p>
                <text:p><text:span text:style-name="T4">}</text:span></text:p>
                <text:p><text:span text:style-name="T4"/></text:p>
                <text:p><text:span text:style-name="T4">ok( divide(4,2) == 2, 'Even positive integers.' );</text:span></text:p>
                <text:p><text:span text:style-name="T4">ok( divide(-3,3) == -1, 'Odd integers, one neg.' );</text:span></text:p>
                <text:p><text:span text:style-name="T4">ok( divide(-6,-1) == 6 , 'Two negatives.' );</text:span></text:p>
                <text:p><text:span text:style-name="T4">ok( divide( 3.14, 2 ) &lt; 1.58 &amp;&amp; divide( 3.14, 2 ) &gt; 1.56, </text:span></text:p>
                <text:p><text:span text:style-name="T4"><text:s text:c="4"/></text:span><text:span text:style-name="T4">'Floating point.' );</text:span></text:p>
                <text:p><text:span text:style-name="T4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 aside (why floating point is lam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base 10, the fraction 1/3rd has a non-terminating expansion; 0.3333333<text:span text:style-name="T5">3</text:span></text:p>
              </text:list-item>
              <text:list-item>
                <text:p><text:span text:style-name="T6">In base 2, if a fraction cannot be expressed as m/2^n, it will form a non-terminating expansion.</text:span></text:p>
                <text:p><text:span text:style-name="T7">$ perl -E 'say sprintf "%.40f", 0.1'</text:span></text:p>
                <text:p><text:span text:style-name="T7">0.1000000000000000055511151231257827021182</text:span></text:p>
                <text:p><text:span text:style-name="T7">0.1000000000000000055511151231257827021182 != 0.1</text:span></text:p>
                <text:list>
                  <text:list-item>
                    <text:p><text:span text:style-name="T6">We lost information, or precision.</text:span></text:p>
                  </text:list-item>
                </text:list>
              </text:list-item>
              <text:list-item>
                <text:p><text:span text:style-name="T6">Our FP tests must be aware of this shortcom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simple set of tests (pass)</text:p>
          </draw:text-box>
        </draw:frame>
        <draw:frame presentation:style-name="pr4" draw:text-style-name="P4" draw:layer="layout" svg:width="12.297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8">use Test::More;</text:span></text:p>
                <text:p><text:span text:style-name="T8"/></text:p>
                <text:p><text:span text:style-name="T8">sub divide {</text:span></text:p>
                <text:p><text:span text:style-name="T8"><text:s text:c="2"/></text:span><text:span text:style-name="T8">my ( $dividend, $divisor ) = @_;</text:span></text:p>
                <text:p><text:span text:style-name="T8"><text:s text:c="2"/></text:span><text:span text:style-name="T8">return $dividend / $divisor;</text:span></text:p>
                <text:p><text:span text:style-name="T8">}</text:span></text:p>
                <text:p><text:span text:style-name="T8"/></text:p>
                <text:p><text:span text:style-name="T8">ok( divide(4,2) == 2, </text:span></text:p>
                <text:p><text:span text:style-name="T8"><text:s text:c="2"/></text:span><text:span text:style-name="T8">'Even positive integers.' );</text:span></text:p>
                <text:p><text:span text:style-name="T8">ok( divide(-3,3) == -1, </text:span></text:p>
                <text:p><text:span text:style-name="T8"><text:s text:c="2"/></text:span><text:span text:style-name="T8">'Odd integers, one neg.' );</text:span></text:p>
                <text:p><text:span text:style-name="T8">ok( divide(-6,-1) == 6 , </text:span></text:p>
                <text:p><text:span text:style-name="T8"><text:s text:c="2"/></text:span><text:span text:style-name="T8">'Two negatives.' );</text:span></text:p>
                <text:p><text:span text:style-name="T8">ok( ...floating point test... );</text:span></text:p>
                <text:p><text:span text:style-name="T8"/></text:p>
                <text:p><text:span text:style-name="T8">done_testing();</text:span></text:p>
              </text:list-header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9">ok 1 - Even positive integers.</text:span></text:p>
                <text:p><text:span text:style-name="T9">ok 2 - Odd integers, one neg.</text:span></text:p>
                <text:p><text:span text:style-name="T9">ok 3 - Two negatives.</text:span></text:p>
                <text:p><text:span text:style-name="T9">ok 4 – Floating point.</text:span></text:p>
                <text:p><text:span text:style-name="T9">1..4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simple set of tests (failure)</text:p>
          </draw:text-box>
        </draw:frame>
        <draw:frame presentation:style-name="pr4" draw:text-style-name="P4" draw:layer="layout" svg:width="12.297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8">use Test::More;</text:span></text:p>
                <text:p><text:span text:style-name="T8"/></text:p>
                <text:p><text:span text:style-name="T8">sub divide {</text:span></text:p>
                <text:p><text:span text:style-name="T8"><text:s text:c="2"/></text:span><text:span text:style-name="T8">my ( $dividend, $divisor ) = @_;</text:span></text:p>
                <text:p><text:span text:style-name="T8"><text:s text:c="2"/></text:span><text:span text:style-name="T8">return $dividend / $divisor;</text:span></text:p>
                <text:p><text:span text:style-name="T8">}</text:span></text:p>
                <text:p><text:span text:style-name="T8"/></text:p>
                <text:p><text:span text:style-name="T8">ok( divide(4,2) == 2, </text:span></text:p>
                <text:p><text:span text:style-name="T8"><text:s text:c="2"/></text:span><text:span text:style-name="T8">'Even positive integers.' );</text:span></text:p>
                <text:p><text:span text:style-name="T8">ok( divide(-3,3) == -1, </text:span></text:p>
                <text:p><text:span text:style-name="T8"><text:s text:c="2"/></text:span><text:span text:style-name="T8">'Odd integers, one neg.' );</text:span></text:p>
                <text:p><text:span text:style-name="T8">ok( </text:span><text:span text:style-name="T10">divide(-6,-1) == </text:span><text:span text:style-name="T11">5</text:span><text:span text:style-name="T8"> , </text:span></text:p>
                <text:p><text:span text:style-name="T8"><text:s text:c="2"/></text:span><text:span text:style-name="T8">'Two negatives.' );</text:span></text:p>
                <text:p><text:span text:style-name="T8"/></text:p>
                <text:p><text:span text:style-name="T8">done_testing();</text:span></text:p>
              </text:list-header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2">ok 1 - Even positive integers.</text:span></text:p>
                <text:p><text:span text:style-name="T12">ok 2 - Odd integers, one neg.</text:span></text:p>
                <text:p><text:span text:style-name="T12">not ok 3 - Two negatives.</text:span></text:p>
                <text:p><text:span text:style-name="T12"># <text:s text:c="2"/>Failed test 'Two negatives.'</text:span></text:p>
                <text:p><text:span text:style-name="T12"># <text:s text:c="2"/>at mytest.pl line 16.</text:span></text:p>
                <text:p><text:span text:style-name="T12">1..3</text:span></text:p>
                <text:p><text:span text:style-name="T12"># Looks like you failed 1 test of 3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should divide by zero 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use Test::More;</text:span></text:p>
                <text:p><text:span text:style-name="T4"/></text:p>
                <text:p><text:span text:style-name="T4">sub divide {</text:span></text:p>
                <text:p><text:span text:style-name="T4"><text:s text:c="2"/></text:span><text:span text:style-name="T4">my ( $dividend, $divisor ) = @_;</text:span></text:p>
                <text:p><text:span text:style-name="T4"><text:s text:c="2"/></text:span><text:span text:style-name="T4"># Let's return undef or () on invalid input.</text:span></text:p>
                <text:p><text:span text:style-name="T4"><text:s text:c="2"/></text:span><text:span text:style-name="T4">return if $divisor == 0;</text:span></text:p>
                <text:p><text:span text:style-name="T4"><text:s text:c="2"/></text:span><text:span text:style-name="T4">return $dividend / $divisor;</text:span></text:p>
                <text:p><text:span text:style-name="T4">}</text:span></text:p>
                <text:p><text:span text:style-name="T4"/></text:p>
                <text:p><text:span text:style-name="T4">ok( ! defined( divide(5,0) ), 'Divide by zero.' 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ning the test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$ perl ./mytest.pl</text:span></text:p>
                <text:list>
                  <text:list-header>
                    <text:p><text:span text:style-name="T9">ok 1 - Divide by zero.</text:span></text:p>
                    <text:p><text:span text:style-name="T9">1..1</text:span></text:p>
                    <text:p/>
                  </text:list-header>
                </text:list>
                <text:p><text:span text:style-name="T2">$ prove ./mytest.pl</text:span></text:p>
                <text:list>
                  <text:list-header>
                    <text:p><text:span text:style-name="T9">./mytest.pl .. ok <text:s text:c="2"/></text:span></text:p>
                    <text:p><text:span text:style-name="T9">All tests successful.</text:span></text:p>
                    <text:p><text:span text:style-name="T9">Files=1, Tests=1, <text:s/>0 wallclock secs ( 0.03 usr <text:s/>0.00 sys + <text:s/>0.02 cusr <text:s/>0.00 csys = <text:s/>0.05 CPU)</text:span></text:p>
                    <text:p><text:span text:style-name="T9">Result: PAS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about an execption?</text:p>
          </draw:text-box>
        </draw:frame>
        <draw:frame presentation:style-name="pr4" draw:text-style-name="P7" draw:layer="layout" svg:width="26.032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8">use Test::More;</text:span></text:p>
                <text:p><text:span text:style-name="T8"/></text:p>
                <text:p><text:span text:style-name="T8">sub divide {</text:span></text:p>
                <text:p><text:span text:style-name="T8"><text:s text:c="2"/></text:span><text:span text:style-name="T8">my ( $dividend, $divisor ) = @_;</text:span></text:p>
                <text:p><text:span text:style-name="T8"><text:s text:c="2"/></text:span><text:span text:style-name="T8">return $dividend / $divisor;</text:span></text:p>
                <text:p><text:span text:style-name="T8">}</text:span></text:p>
                <text:p><text:span text:style-name="T8"/></text:p>
                <text:p><text:span text:style-name="T8">my $rv = eval { divide(5,0); 1; }</text:span></text:p>
                <text:p><text:span text:style-name="T8">ok( !$rv, 'Divide by zero throws.' );</text:span></text:p>
                <text:p><text:span text:style-name="T8">like( $@, qr/^Illegal division/, </text:span></text:p>
                <text:p><text:span text:style-name="T8"><text:s text:c="6"/></text:span><text:span text:style-name="T8">'Exception is “Illegal Division”' 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about an execption?</text:p>
          </draw:text-box>
        </draw:frame>
        <draw:frame presentation:style-name="pr4" draw:text-style-name="P8" draw:layer="layout" svg:width="12.297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13">use Test::More;</text:span></text:p>
                <text:p><text:span text:style-name="T13"/></text:p>
                <text:p><text:span text:style-name="T13">sub divide {</text:span></text:p>
                <text:p><text:span text:style-name="T13"><text:s text:c="2"/></text:span><text:span text:style-name="T13">my ( $dividend, $divisor ) = @_;</text:span></text:p>
                <text:p><text:span text:style-name="T13"><text:s text:c="2"/></text:span><text:span text:style-name="T13">return $dividend / $divisor;</text:span></text:p>
                <text:p><text:span text:style-name="T13">}</text:span></text:p>
                <text:p><text:span text:style-name="T13"/></text:p>
                <text:p><text:span text:style-name="T13">my $rv = eval { divide(5,0); 1; }</text:span></text:p>
                <text:p><text:span text:style-name="T13"/></text:p>
                <text:p><text:span text:style-name="T13">ok( !$rv, 'Divide by zero throws.' );</text:span></text:p>
                <text:p><text:span text:style-name="T13"/></text:p>
                <text:p><text:span text:style-name="T13">like( $@, qr/^Illegal division/, </text:span></text:p>
                <text:p><text:span text:style-name="T13"><text:s text:c="4"/></text:span><text:span text:style-name="T13">'Exception is “Illegal Division”' );</text:span></text:p>
              </text:list-header>
            </text:list>
          </draw:text-box>
        </draw:frame>
        <draw:frame presentation:style-name="pr4" draw:text-style-name="P9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3">ok 1 - Divide by zero throws.</text:span></text:p>
                <text:p><text:span text:style-name="T13">ok 2 - Exception is "Illegal Division"</text:span></text:p>
                <text:p><text:span text:style-name="T13">1..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sub alphabetize {</text:span></text:p>
                <text:p><text:span text:style-name="T4"><text:s text:c="2"/></text:span><text:span text:style-name="T4">my $str = shift;</text:span></text:p>
                <text:p><text:span text:style-name="T4"><text:s text:c="2"/></text:span><text:span text:style-name="T4">return join '', sort</text:span></text:p>
                <text:p><text:span text:style-name="T4"><text:s text:c="9"/></text:span><text:span text:style-name="T4">split //, $str;</text:span></text:p>
                <text:p><text:span text:style-name="T4">}</text:span></text:p>
                <text:p><text:span text:style-name="T4">is( </text:span></text:p>
                <text:p><text:span text:style-name="T4"><text:s text:c="2"/></text:span><text:span text:style-name="T4">alphabetize(“asdf”),</text:span></text:p>
                <text:p><text:span text:style-name="T4"><text:s text:c="2"/>“</text:span><text:span text:style-name="T4">adfs”, </text:span></text:p>
                <text:p><text:span text:style-name="T4"><text:s text:c="2"/>“</text:span><text:span text:style-name="T4">Alphabetized asdf” </text:span></text:p>
                <text:p><text:span text:style-name="T4">);</text:span></text:p>
              </text:list-header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ok 1 - Alphabetized asdf</text:span></text:p>
                <text:p><text:span text:style-name="T4">1..1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::Mor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ok( BOOLEAN_EXPR, NAME );</text:span></text:p>
                <text:p><text:span text:style-name="T4">is( STRING, WANTED_STRING, NAME );</text:span></text:p>
                <text:p><text:span text:style-name="T4">isnt( STRING, UNWANTED_STRING, NAME );</text:span></text:p>
                <text:p><text:span text:style-name="T4">like( STRING, qr/REGEX/, NAME );</text:span></text:p>
                <text:p><text:span text:style-name="T4">unlike( STRING, qr/REGEX/, NAME );</text:span></text:p>
                <text:p><text:span text:style-name="T4">cmp_ok( GOT, OPERATOR, WANTED, NAME ); # $a, '==', $b</text:span></text:p>
                <text:p><text:span text:style-name="T4">is_deeply( STRUCTURE, WANTED_STRUCT, NAME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_deeply(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my $structure = [ 1, [ 2, 3 ], [ 4, 5 ], 6 ];</text:span></text:p>
                <text:p><text:span text:style-name="T4">is_deeply( </text:span></text:p>
                <text:p><text:span text:style-name="T4"><text:s text:c="2"/></text:span><text:span text:style-name="T4">$structure, [1,[2,3],[4,5],6], </text:span></text:p>
                <text:p><text:span text:style-name="T4"><text:s text:c="2"/></text:span><text:span text:style-name="T4">'Structures match recursively.' </text:span></text:p>
                <text:p><text:span text:style-name="T4">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s_deeply()</text:p>
          </draw:text-box>
        </draw:frame>
        <draw:frame presentation:style-name="pr4" draw:text-style-name="P3" draw:layer="layout" svg:width="13.189cm" svg:height="12.179cm" svg:x="0.508cm" svg:y="4.914cm" presentation:class="outline" presentation:user-transformed="true">
          <draw:text-box>
            <text:list text:style-name="L2">
              <text:list-header>
                <text:p><text:span text:style-name="T4">my $structure = </text:span></text:p>
                <text:p><text:span text:style-name="T4"><text:s text:c="2"/></text:span><text:span text:style-name="T4">[ 1, </text:span></text:p>
                <text:p><text:span text:style-name="T4"><text:s text:c="4"/></text:span><text:span text:style-name="T4">[ 2, 3 ], </text:span></text:p>
                <text:p><text:span text:style-name="T4"><text:s text:c="4"/></text:span><text:span text:style-name="T4">[ 4, 5 ], </text:span></text:p>
                <text:p><text:span text:style-name="T4"><text:s text:c="2"/></text:span><text:span text:style-name="T4">6 ];</text:span></text:p>
                <text:p><text:span text:style-name="T4"/></text:p>
                <text:p><text:span text:style-name="T4">is_deeply( </text:span></text:p>
                <text:p><text:span text:style-name="T4"><text:s text:c="2"/></text:span><text:span text:style-name="T4">$structure, [1,[2,3],[4,5],6], </text:span></text:p>
                <text:p><text:span text:style-name="T4"><text:s text:c="2"/></text:span><text:span text:style-name="T4">'Structures match recursively.' </text:span></text:p>
                <text:p><text:span text:style-name="T4">);</text:span></text:p>
                <text:p><text:span text:style-name="T4"/></text:p>
              </text:list-header>
            </text:list>
          </draw:text-box>
        </draw:frame>
        <draw:frame presentation:style-name="pr4" draw:text-style-name="P5" draw:layer="layout" svg:width="13.716cm" svg:height="12.179cm" svg:x="13.97cm" svg:y="4.914cm" presentation:class="outline" presentation:user-transformed="true">
          <draw:text-box>
            <text:list text:style-name="L2">
              <text:list-header>
                <text:p><text:span text:style-name="T9">ok 1 - Structures match recursively.</text:span></text:p>
                <text:p><text:span text:style-name="T9">1..1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s_deeply()</text:p>
          </draw:text-box>
        </draw:frame>
        <draw:frame presentation:style-name="pr4" draw:text-style-name="P3" draw:layer="layout" svg:width="13.189cm" svg:height="12.179cm" svg:x="0.508cm" svg:y="4.914cm" presentation:class="outline" presentation:user-transformed="true">
          <draw:text-box>
            <text:list text:style-name="L2">
              <text:list-header>
                <text:p><text:span text:style-name="T4">my $structure = </text:span></text:p>
                <text:p><text:span text:style-name="T4"><text:s text:c="2"/></text:span><text:span text:style-name="T4">[ 1, </text:span></text:p>
                <text:p><text:span text:style-name="T4"><text:s text:c="4"/></text:span><text:span text:style-name="T4">[ 2, 3 ], </text:span></text:p>
                <text:p><text:span text:style-name="T4"><text:s text:c="4"/></text:span><text:span text:style-name="T4">[ 4, 5 ], </text:span></text:p>
                <text:p><text:span text:style-name="T4"><text:s text:c="2"/></text:span><text:span text:style-name="T4">6 ];</text:span></text:p>
                <text:p><text:span text:style-name="T4"/></text:p>
                <text:p><text:span text:style-name="T4">is_deeply( </text:span></text:p>
                <text:p><text:span text:style-name="T4"><text:s text:c="2"/></text:span><text:span text:style-name="T4">$structure, [1,[2,3],[</text:span><text:span text:style-name="T14">5,4</text:span><text:span text:style-name="T4">],6], </text:span></text:p>
                <text:p><text:span text:style-name="T4"><text:s text:c="2"/></text:span><text:span text:style-name="T4">'Structures match recursively.' </text:span></text:p>
                <text:p><text:span text:style-name="T4">);</text:span></text:p>
                <text:p><text:span text:style-name="T4"/></text:p>
              </text:list-header>
            </text:list>
          </draw:text-box>
        </draw:frame>
        <draw:frame presentation:style-name="pr4" draw:text-style-name="P9" draw:layer="layout" svg:width="14.224cm" svg:height="12.179cm" svg:x="13.462cm" svg:y="4.914cm" presentation:class="outline" presentation:user-transformed="true">
          <draw:text-box>
            <text:list text:style-name="L2">
              <text:list-header>
                <text:p><text:span text:style-name="T13">not ok 1 - Structures match recursively.</text:span></text:p>
                <text:p><text:span text:style-name="T13"># <text:s text:c="2"/>Failed test 'Structures match recursively.'</text:span></text:p>
                <text:p><text:span text:style-name="T13"># <text:s text:c="2"/>at mytest.pl line 15.</text:span></text:p>
                <text:p><text:span text:style-name="T13"># <text:s text:c="4"/>Structures begin differing at:</text:span></text:p>
                <text:p><text:span text:style-name="T13"># <text:s text:c="9"/>$got-&gt;[2][0] = '4'</text:span></text:p>
                <text:p><text:span text:style-name="T13"># <text:s text:c="4"/>$expected-&gt;[2][0] = '5'</text:span></text:p>
                <text:p><text:span text:style-name="T13">1..1</text:span></text:p>
                <text:p><text:span text:style-name="T13"># Looks like you failed 1 test of 1.</text:span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for a modular approach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lib/MyModule.pm</text:p>
                <text:p/>
                <text:list>
                  <text:list-header>
                    <text:p><text:span text:style-name="T2">package MyModule;</text:span></text:p>
                    <text:p><text:span text:style-name="T2">use Exporter;</text:span></text:p>
                    <text:p><text:span text:style-name="T2">our @ISA = qw( Exporter );</text:span></text:p>
                    <text:p><text:span text:style-name="T2">our @EXPORT = qw( add );</text:span></text:p>
                    <text:p><text:span text:style-name="T2">sub add { return shift() + shift() }</text:span></text:p>
                    <text:p><text:span text:style-name="T2"/></text:p>
                    <text:p><text:span text:style-name="T2">1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s for our modul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/00-mymodule.t</text:p>
                <text:list>
                  <text:list-header>
                    <text:p><text:span text:style-name="T2"/></text:p>
                    <text:p><text:span text:style-name="T2"># Tell Perl where to find our private lib/</text:span></text:p>
                    <text:p><text:span text:style-name="T2">use FindBin;</text:span></text:p>
                    <text:p><text:span text:style-name="T2">use lib “$FindBin::Bin/../lib”;</text:span></text:p>
                    <text:p><text:span text:style-name="T2"/></text:p>
                    <text:p><text:span text:style-name="T2">use Test::More;</text:span></text:p>
                    <text:p><text:span text:style-name="T2"/></text:p>
                    <text:p><text:span text:style-name="T2">use_ok( 'MyModule' ); <text:s text:c="3"/># Module loads.</text:span></text:p>
                    <text:p><text:span text:style-name="T2">can_ok( 'MyModule', 'add' ); <text:s/># Module provides...</text:span></text:p>
                    <text:p><text:span text:style-name="T2">can_ok( 'main', 'add' ); <text:s/># Module exports...</text:span></text:p>
                    <text:p><text:span text:style-name="T2">ok( add( 1, 1 ) == 2, “Positive integers.” );</text:span></text:p>
                    <text:p><text:span text:style-name="T2"/></text:p>
                    <text:p><text:span text:style-name="T2">done_testing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n the tests...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5">$ perl t/00-mymod.t</text:span></text:p>
                <text:list>
                  <text:list-header>
                    <text:p><text:span text:style-name="T9">ok 1 - use MyModule;</text:span></text:p>
                    <text:p><text:span text:style-name="T9">ok 2 - MyModule-&gt;can('add')</text:span></text:p>
                    <text:p><text:span text:style-name="T9">ok 3 - main-&gt;can('add')</text:span></text:p>
                    <text:p><text:span text:style-name="T9">1..3</text:span></text:p>
                    <text:p><text:span text:style-name="T9"/></text:p>
                  </text:list-header>
                </text:list>
              </text:list-header>
            </text:list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5">$ prove t/00-mymod.t</text:span></text:p>
                <text:list>
                  <text:list-header>
                    <text:p><text:span text:style-name="T9">t/00-mymod.t .. ok <text:s text:c="2"/></text:span></text:p>
                    <text:p><text:span text:style-name="T9">All tests successful.</text:span></text:p>
                    <text:p><text:span text:style-name="T9">Files=1, Tests=3, <text:s/>0 wallclock secs ( 0.03 usr <text:s/>0.00 sys + <text:s/>0.03 cusr <text:s/>0.00 csys = <text:s/>0.06 CPU)</text:span></text:p>
                    <text:p><text:span text:style-name="T9">Result: PASS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ols we used in testing our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est::More</text:span></text:p>
              </text:list-item>
              <text:list-item>
                <text:p><text:span text:style-name="T2">use_ok</text:span></text:p>
                <text:list>
                  <text:list-item>
                    <text:p>Test if “<text:span text:style-name="T2">use MyModule;</text:span>” works.</text:p>
                  </text:list-item>
                </text:list>
              </text:list-item>
              <text:list-item>
                <text:p><text:span text:style-name="T2">can_ok</text:span></text:p>
                <text:list>
                  <text:list-item>
                    <text:p>Test if <text:span text:style-name="T2">MyModule-&gt;can('foo');</text:span></text:p>
                  </text:list-item>
                </text:list>
              </text:list-item>
              <text:list-item>
                <text:p><text:span text:style-name="T2">prove</text:span></text:p>
                <text:list>
                  <text:list-item>
                    <text:p>Run the entire test su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">prove</text:span> (no arguments)</text:p>
                <text:list>
                  <text:list-item>
                    <text:p>Runs all tests in t/*.t including in subdirs.</text:p>
                  </text:list-item>
                </text:list>
              </text:list-item>
              <text:list-item>
                <text:p><text:span text:style-name="T2">prove -v</text:span></text:p>
                <text:list>
                  <text:list-item>
                    <text:p>Verbose; includes all test output.</text:p>
                  </text:list-item>
                </text:list>
              </text:list-item>
              <text:list-item>
                <text:p><text:span text:style-name="T2">prove -b</text:span></text:p>
                <text:list>
                  <text:list-item>
                    <text:p>Runs all tests, looking in <text:span text:style-name="T2">blib/</text:span> for modules.</text:p>
                  </text:list-item>
                </text:list>
              </text:list-item>
              <text:list-item>
                <text:p><text:span text:style-name="T2">prove -Q</text:span></text:p>
                <text:list>
                  <text:list-item>
                    <text:p>Print only summary output after all tests are run.</text:p>
                  </text:list-item>
                  <text:list-item>
                    <text:p>This is what <text:span text:style-name="T2">cpanm</text:span> uses, internally.</text:p>
                    <text:list>
                      <text:list-item>
                        <text:p>Well, actually <text:span text:style-name="T2">prove -Q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btests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8">use Test::More;</text:span></text:p>
                <text:p><text:span text:style-name="T8"/></text:p>
                <text:p><text:span text:style-name="T8">ok( 1 == 1, 'Yay!' );</text:span></text:p>
                <text:p><text:span text:style-name="T8"/></text:p>
                <text:p><text:span text:style-name="T8">subtest 'Multiplication' =&gt; sub {</text:span></text:p>
                <text:p><text:span text:style-name="T8"><text:s text:c="2"/></text:span><text:span text:style-name="T8">ok( 2 * 2 <text:s/>== 4 <text:s/>);</text:span></text:p>
                <text:p><text:span text:style-name="T8"><text:s text:c="2"/></text:span><text:span text:style-name="T8">ok( 3 * -1 == -3 );</text:span></text:p>
                <text:p><text:span text:style-name="T8"><text:s text:c="2"/></text:span><text:span text:style-name="T8">done_testing();</text:span></text:p>
                <text:p><text:span text:style-name="T8">};</text:span></text:p>
                <text:p><text:span text:style-name="T8"/></text:p>
                <text:p><text:span text:style-name="T8">ok( 2 + 2 == 4 );</text:span></text:p>
                <text:p><text:span text:style-name="T8">done_testing();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8">ok 1 - Yay!</text:span></text:p>
                <text:p><text:span text:style-name="T8"><text:s text:c="4"/></text:span><text:span text:style-name="T8">ok 1</text:span></text:p>
                <text:p><text:span text:style-name="T8"><text:s text:c="4"/></text:span><text:span text:style-name="T8">ok 2</text:span></text:p>
                <text:p><text:span text:style-name="T8"><text:s text:c="4"/></text:span><text:span text:style-name="T8">1..2</text:span></text:p>
                <text:p><text:span text:style-name="T8">ok 2 - Multiplication</text:span></text:p>
                <text:p><text:span text:style-name="T8">ok 3</text:span></text:p>
                <text:p><text:span text:style-name="T8">1..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ag, note, explain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diag</text:p>
                <text:list>
                  <text:list-item>
                    <text:p>Prints a diagnostic message that won't interfere with test output</text:p>
                  </text:list-item>
                  <text:list-item>
                    <text:p>Messages have a # prepended, to comply with TAP standard.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note</text:p>
                <text:list>
                  <text:list-item>
                    <text:p>Same as diag, but note is only seen if tests are run verbosely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explain</text:p>
                <text:list>
                  <text:list-item>
                    <text:p>Formats data structures into human readable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Use Test::More;</text:span></text:p>
                <text:p><text:span text:style-name="T4"/></text:p>
                <text:p><text:span text:style-name="T4">diag “One plus One equals”, 1+1;</text:span></text:p>
                <text:p><text:span text:style-name="T4"/></text:p>
                <text:p><text:span text:style-name="T4">note “Two plus Two equal”, 2+2;</text:span></text:p>
                <text:p><text:span text:style-name="T4"/></text:p>
                <text:p><text:span text:style-name="T4">is_deeply( $struct, $wanted, “Datastructure Matches” ) </text:span></text:p>
                <text:p><text:span text:style-name="T4"><text:s text:c="4"/></text:span><text:span text:style-name="T4">|| diag explain $struct;</text:span></text:p>
                <text:p><text:span text:style-name="T4"/></text:p>
                <text:p><text:span text:style-name="T4">done_testing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ip, ToDo</text:p>
          </draw:text-box>
        </draw:frame>
        <draw:frame presentation:style-name="pr4" draw:text-style-name="P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9">SKIP: {</text:span></text:p>
                <text:p><text:span text:style-name="T9"><text:s text:c="2"/></text:span><text:span text:style-name="T9">skip “Because.”, 2</text:span></text:p>
                <text:p><text:span text:style-name="T9"><text:s text:c="4"/></text:span><text:span text:style-name="T9">if( $condition );</text:span></text:p>
                <text:p><text:span text:style-name="T9"><text:s text:c="2"/></text:span><text:span text:style-name="T9">ok(1);</text:span></text:p>
                <text:p><text:span text:style-name="T9"><text:s text:c="2"/></text:span><text:span text:style-name="T9">Ok(2);</text:span></text:p>
                <text:p><text:span text:style-name="T9">}</text:span></text:p>
              </text:list-header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9">TODO: {</text:span></text:p>
                <text:p><text:span text:style-name="T9"><text:s text:c="2"/></text:span><text:span text:style-name="T9">local $TODO </text:span></text:p>
                <text:p><text:span text:style-name="T9"><text:s text:c="4"/></text:span><text:span text:style-name="T9">= “Not implemented yet.”</text:span></text:p>
                <text:p><text:span text:style-name="T9"><text:s text:c="6"/></text:span><text:span text:style-name="T9">if( $condition);</text:span></text:p>
                <text:p><text:span text:style-name="T9"/></text:p>
                <text:p><text:span text:style-name="T9"><text:s text:c="2"/></text:span><text:span text:style-name="T9">ok( 0 );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to use skip &amp; tod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kip</text:p>
                <text:list>
                  <text:list-item>
                    <text:p>Tests that aren't applicable in a given environment.</text:p>
                  </text:list-item>
                  <text:list-item>
                    <text:p>Tests that should only run for a particular user.</text:p>
                  </text:list-item>
                  <text:list-item>
                    <text:p>Tests that are only related to releasing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odo</text:p>
                <text:list>
                  <text:list-item>
                    <text:p>Tests that fail but are awaiting bug fixes.</text:p>
                  </text:list-item>
                  <text:list-item>
                    <text:p>Tests for code that isn't implemented yet.</text:p>
                  </text:list-item>
                  <text:list-item>
                    <text:p>Tests that should arouse suspicion if they unexpectedly p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saves you time.</text:p>
                <text:list>
                  <text:list-item>
                    <text:p>Takes awhile to write them, but less time than chasing elusive bugs.</text:p>
                  </text:list-item>
                  <text:list-item>
                    <text:p>Write modular code with small units of functionality.</text:p>
                  </text:list-item>
                  <text:list-item>
                    <text:p>Test the small parts, then the bigger parts that use the small parts.</text:p>
                  </text:list-item>
                  <text:list-item>
                    <text:p>Test every logic path.</text:p>
                  </text:list-item>
                  <text:list-item>
                    <text:p>Test edge cases, fence-posts, assumptions, assertions, outliers, and of course, the nor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find some bugs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15">sub mycsv {</text:span></text:p>
                <text:p text:style-name="P10"><text:span text:style-name="T15"><text:s text:c="2"/></text:span><text:span text:style-name="T15">my $csv_string = $_[0];</text:span></text:p>
                <text:p text:style-name="P10"><text:span text:style-name="T15"><text:s text:c="2"/></text:span><text:span text:style-name="T15">my @fields = split /,/, $csv_string;</text:span></text:p>
                <text:p text:style-name="P10"><text:span text:style-name="T15"><text:s text:c="2"/></text:span><text:span text:style-name="T15">return @fields;</text:span></text:p>
                <text:p text:style-name="P10"><text:span text:style-name="T1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find some bugs</text:p>
          </draw:text-box>
        </draw:frame>
        <draw:frame presentation:style-name="pr4" draw:text-style-name="P6" draw:layer="layout" svg:width="26.924cm" svg:height="14.136cm" svg:x="0.508cm" svg:y="4.914cm" presentation:class="outline" presentation:user-transformed="true">
          <draw:text-box>
            <text:list text:style-name="L2">
              <text:list-header>
                <text:p text:style-name="P6"><text:span text:style-name="T12">use Test::More;</text:span></text:p>
                <text:p text:style-name="P6"><text:span text:style-name="T12">sub mycsv {</text:span></text:p>
                <text:p text:style-name="P6"><text:span text:style-name="T12"><text:s text:c="2"/></text:span><text:span text:style-name="T12">my $csv_string = $_[0];</text:span></text:p>
                <text:p text:style-name="P6"><text:span text:style-name="T12"><text:s text:c="2"/></text:span><text:span text:style-name="T12">my @fields = split /,/, $csv_string;</text:span></text:p>
                <text:p text:style-name="P6"><text:span text:style-name="T12"><text:s text:c="2"/></text:span><text:span text:style-name="T12">return @fields;</text:span></text:p>
                <text:p text:style-name="P6"><text:span text:style-name="T12">}</text:span></text:p>
                <text:p text:style-name="P6"><text:span text:style-name="T12">is_deeply( [ mycsv("a,b,c") ], ['a', 'b', 'c'], <text:s/>"Simple list." );</text:span></text:p>
                <text:p text:style-name="P6"><text:span text:style-name="T12">is_deeply( [ mycsv('a') ], ['a'], 'Single-field.' );</text:span></text:p>
                <text:p text:style-name="P6"><text:span text:style-name="T12">is_deeply( [ mycsv('Dave,46,m') ], [qw(Dave 46 m)], 'Multi-char fields' );</text:span></text:p>
                <text:p text:style-name="P6"><text:span text:style-name="T12">is_deeply( [ mycsv('"Hello","World"') ], [qw("Hello" "World")], 'Quoted constructs' 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ru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8"/></text:p>
                <text:p text:style-name="P4"><text:span text:style-name="T8"/></text:p>
                <text:p text:style-name="P4"><text:span text:style-name="T8">ok 1 - Simple list.</text:span></text:p>
                <text:p text:style-name="P4"><text:span text:style-name="T8">ok 2 - Single-field.</text:span></text:p>
                <text:p text:style-name="P4"><text:span text:style-name="T8">ok 3 - Multi-char fields</text:span></text:p>
                <text:p text:style-name="P4"><text:span text:style-name="T8">ok 4 - Quoted constructs</text:span></text:p>
                <text:p text:style-name="P4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one complained that mycsv() returns a number of fields rather than the fields themselvs.</text:p>
                <text:p/>
              </text:list-item>
              <text:list-item>
                <text:p>Someone complained that quotes fail to escape embedded comm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write some tests...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9">use Test::More;</text:span></text:p>
                <text:p text:style-name="P5"><text:span text:style-name="T9">sub mycsv {</text:span></text:p>
                <text:p text:style-name="P5"><text:span text:style-name="T9"><text:s text:c="2"/></text:span><text:span text:style-name="T9">my $csv_string = $_[0];</text:span></text:p>
                <text:p text:style-name="P5"><text:span text:style-name="T9"><text:s text:c="2"/></text:span><text:span text:style-name="T9">my @fields = split /,/, $csv_string;</text:span></text:p>
                <text:p text:style-name="P5"><text:span text:style-name="T9"><text:s text:c="2"/></text:span><text:span text:style-name="T9">return @fields;</text:span></text:p>
                <text:p text:style-name="P5"><text:span text:style-name="T9">}</text:span></text:p>
                <text:p text:style-name="P5"><text:span text:style-name="T9"/></text:p>
                <text:p text:style-name="P5"><text:span text:style-name="T9">is( scalar mycsv('a'), 'a', 'Scalar context' );</text:span></text:p>
                <text:p text:style-name="P5"><text:span text:style-name="T9">is_deeply( [ mycsv('"Doe,John",79') ], [ "Doe,John", 79 ], </text:span></text:p>
                <text:p text:style-name="P5"><text:span text:style-name="T9"><text:s text:c="11"/></text:span><text:span text:style-name="T9">"Escaped commas." );</text:span></text:p>
                <text:p text:style-name="P5"><text:span text:style-name="T9"/></text:p>
                <text:p text:style-name="P5"><text:span text:style-name="T9">done_testing(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he tests</text:p>
          </draw:text-box>
        </draw:frame>
        <draw:frame presentation:style-name="pr4" draw:text-style-name="P5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 text:style-name="P5"><text:span text:style-name="T9">not ok 1 - Scalar context</text:span></text:p>
                <text:p text:style-name="P5"><text:span text:style-name="T9"># <text:s text:c="2"/>Failed test 'Scalar context'</text:span></text:p>
                <text:p text:style-name="P5"><text:span text:style-name="T9"># <text:s text:c="2"/>at mytest.pl line 13.</text:span></text:p>
                <text:p text:style-name="P5"><text:span text:style-name="T9"># <text:s text:c="9"/>got: '1'</text:span></text:p>
                <text:p text:style-name="P5"><text:span text:style-name="T9"># <text:s text:c="4"/>expected: 'a'</text:span></text:p>
                <text:p text:style-name="P5"><text:span text:style-name="T9">not ok 2 - Escaped commas.</text:span></text:p>
                <text:p text:style-name="P5"><text:span text:style-name="T9"># <text:s text:c="2"/>Failed test 'Escaped commas.'</text:span></text:p>
                <text:p text:style-name="P5"><text:span text:style-name="T9"># <text:s text:c="2"/>at mytest.pl line 14.</text:span></text:p>
                <text:p text:style-name="P5"><text:span text:style-name="T9"># <text:s text:c="4"/>Structures begin differing at:</text:span></text:p>
                <text:p text:style-name="P5"><text:span text:style-name="T9"># <text:s text:c="9"/>$got-&gt;[0] = '"Doe'</text:span></text:p>
                <text:p text:style-name="P5"><text:span text:style-name="T9"># <text:s text:c="4"/>$expected-&gt;[0] = 'Doe,John'</text:span></text:p>
                <text:p text:style-name="P5"><text:span text:style-name="T9">1..2</text:span></text:p>
                <text:p text:style-name="P5"><text:span text:style-name="T9"># Looks like you failed 2 tests of 2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g report</text:p>
          </draw:text-box>
        </draw:frame>
        <draw:frame presentation:style-name="pr4" draw:layer="layout" svg:width="26.416cm" svg:height="15.494cm" svg:x="0.762cm" svg:y="3.81cm" presentation:class="outline" presentation:user-transformed="true">
          <draw:text-box>
            <text:list text:style-name="L2">
              <text:list-header>
                <text:p>We've discovered that mycsv() has two problems. The first is that when called in scalar context it returns an element count rather than a single element.</text:p>
                <text:p><text:span text:style-name="T16"/></text:p>
                <text:p>The second problem is that quoted constructs aren't properly escaping commas.</text:p>
                <text:p><text:span text:style-name="T16"/></text:p>
                <text:p>Attached is a set of tests that demonstrate the failures. <text:s/>Please let us know if you need any additional information.</text:p>
                <text:p><text:span text:style-name="T17"/></text:p>
                <text:p><text:span text:style-name="T2">use Test::More;</text:span></text:p>
                <text:p><text:span text:style-name="T2">sub mycsv {</text:span></text:p>
                <text:p><text:span text:style-name="T2"><text:s text:c="2"/></text:span><text:span text:style-name="T2">my $csv_string = $_[0];</text:span></text:p>
                <text:p><text:span text:style-name="T2"><text:s text:c="2"/></text:span><text:span text:style-name="T2">my @fields = split /,/, $csv_string;</text:span></text:p>
                <text:p><text:span text:style-name="T2"><text:s text:c="2"/></text:span><text:span text:style-name="T2">return @fields;</text:span></text:p>
                <text:p><text:span text:style-name="T2">}</text:span></text:p>
                <text:p><text:span text:style-name="T2"/></text:p>
                <text:p><text:span text:style-name="T2">is( scalar mycsv('a'), 'a', 'Scalar context' );</text:span></text:p>
                <text:p><text:span text:style-name="T2">is_deeply( [ mycsv('"Doe,John",79') ], [ "Doe,John", 79 ], "Escaped commas." );</text:span></text:p>
                <text:p><text:span text:style-name="T2"/></text:p>
                <text:p><text:span text:style-name="T2">done_testing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ven better if there is a patch attached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d fantastic if the patch uses Text::CSV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 of tool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est::More</text:span></text:p>
                <text:list>
                  <text:list-item>
                    <text:p>A TAP producing framework and toolbox of basic testing tools.</text:p>
                  </text:list-item>
                </text:list>
              </text:list-item>
              <text:list-item>
                <text:p>CPAN</text:p>
                <text:list>
                  <text:list-item>
                    <text:p>Hundreds of other testing tools available that work with Test::More.</text:p>
                    <text:list>
                      <text:list-item>
                        <text:p>I like to explore CPAN distributions and see what other authors are using.</text:p>
                      </text:list-item>
                    </text:list>
                  </text:list-item>
                </text:list>
              </text:list-item>
              <text:list-item>
                <text:p><text:span text:style-name="T2">prove</text:span></text:p>
                <text:list>
                  <text:list-item>
                    <text:p>Runs all your tests in all files from <text:span text:style-name="T2">t/*.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mediate Perl</text:p>
              </text:list-item>
              <text:list-item>
                <text:p>Modern Perl</text:p>
              </text:list-item>
              <text:list-item>
                <text:p>Perl Testing: A Developer's Notebook</text:p>
              </text:list-item>
              <text:list-item>
                <text:p>CPAN</text:p>
                <text:list>
                  <text:list-item>
                    <text:p><text:span text:style-name="T2">App::prove</text:span></text:p>
                  </text:list-item>
                  <text:list-item>
                    <text:p><text:span text:style-name="T2">Test::More</text:span></text:p>
                  </text:list-item>
                  <text:list-item>
                    <text:p>Hundreds of test tools in the <text:span text:style-name="T2">Test::*</text:span> namespace.</text:p>
                  </text:list-item>
                  <text:list-item>
                    <text:p>Other distributions (as exampl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7:26:51.060546273</meta:creation-date>
    <dc:date>2014-07-10T22:53:57.848325557</dc:date>
    <meta:editing-duration>PT2H46M2S</meta:editing-duration>
    <meta:editing-cycles>17</meta:editing-cycles>
    <meta:generator>LibreOffice/4.2.4.2$Linux_X86_64 LibreOffice_project/420m0$Build-2</meta:generator>
    <meta:document-statistic meta:object-count="249"/>
  </office:meta>
</office:document-meta>
</file>